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24_15-05-11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資料：交通</text:p>
          </table:table-cell>
          <table:table-cell table:style-name="ce4"/>
          <table:table-cell table:style-name="ce4"/>
          <table:table-cell table:style-name="ce4" office:value-type="string">
            <text:p>N-35-35-28.642272 E-139-34-49.434814</text:p>
          </table:table-cell>
          <table:table-cell table:style-name="ce38" table:formula="of:=IF([.E2]=&quot;&quot;;[.C2];CONCATENATE([.C2];&quot; / &quot;;[.E2]))" office:value-type="string" office:string-value=":m 東和 PHOTO / 210525tu / 谷保駅 / 国立市富士見台二丁目新築計画 / １名 / 小川電気工事（新日本建設） / 資料：交通">
            <text:p>:m 東和 PHOTO / 210525tu / 谷保駅 / 国立市富士見台二丁目新築計画 / １名 / 小川電気工事（新日本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4_15-06-02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資料：天気</text:p>
          </table:table-cell>
          <table:table-cell table:style-name="ce4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8" table:formula="of:=IF([.E3]=&quot;&quot;;[.C3];CONCATENATE([.C3];&quot; / &quot;;[.E3]))" office:value-type="string" office:string-value=":m 東和 PHOTO / 210525tu / 谷保駅 / 国立市富士見台二丁目新築計画 / １名 / 小川電気工事（新日本建設） / 資料：天気">
            <text:p>:m 東和 PHOTO / 210525tu / 谷保駅 / 国立市富士見台二丁目新築計画 / １名 / 小川電気工事（新日本建設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24_15-06-24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資料：地図</text:p>
          </table:table-cell>
          <table:table-cell table:style-name="ce19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8" table:formula="of:=IF([.E4]=&quot;&quot;;[.C4];CONCATENATE([.C4];&quot; / &quot;;[.E4]))" office:value-type="string" office:string-value=":m 東和 PHOTO / 210525tu / 谷保駅 / 国立市富士見台二丁目新築計画 / １名 / 小川電気工事（新日本建設） / 資料：地図">
            <text:p>:m 東和 PHOTO / 210525tu / 谷保駅 / 国立市富士見台二丁目新築計画 / １名 / 小川電気工事（新日本建設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24_15-11-42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資料：スケジュール</text:p>
          </table:table-cell>
          <table:table-cell table:style-name="ce17"/>
          <table:table-cell table:style-name="ce4"/>
          <table:table-cell table:style-name="ce4" office:value-type="string">
            <text:p>N-35-35-28.669738 E-139-34-49.434814</text:p>
          </table:table-cell>
          <table:table-cell table:style-name="ce38" table:formula="of:=IF([.E5]=&quot;&quot;;[.C5];CONCATENATE([.C5];&quot; / &quot;;[.E5]))" office:value-type="string" office:string-value=":m 東和 PHOTO / 210525tu / 谷保駅 / 国立市富士見台二丁目新築計画 / １名 / 小川電気工事（新日本建設） / 資料：スケジュール">
            <text:p>:m 東和 PHOTO / 210525tu / 谷保駅 / 国立市富士見台二丁目新築計画 / １名 / 小川電気工事（新日本建設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24_15-57-03_000.jpg</text:p>
          </table:table-cell>
          <table:table-cell table:style-name="ce19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6]=&quot;&quot;;[.C6];CONCATENATE([.C6];&quot; / &quot;;[.E6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24_15-57-03_001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指示書</text:p>
          </table:table-cell>
          <table:table-cell table:style-name="ce19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7]=&quot;&quot;;[.C7];CONCATENATE([.C7];&quot; / &quot;;[.E7]))" office:value-type="string" office:string-value=":m 東和 PHOTO / 210525tu / 谷保駅 / 国立市富士見台二丁目新築計画 / １名 / 小川電気工事（新日本建設） / 指示書">
            <text:p>:m 東和 PHOTO / 210525tu / 谷保駅 / 国立市富士見台二丁目新築計画 / １名 / 小川電気工事（新日本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24_15-57-12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指示書</text:p>
          </table:table-cell>
          <table:table-cell table:style-name="ce17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8]=&quot;&quot;;[.C8];CONCATENATE([.C8];&quot; / &quot;;[.E8]))" office:value-type="string" office:string-value=":m 東和 PHOTO / 210525tu / 谷保駅 / 国立市富士見台二丁目新築計画 / １名 / 小川電気工事（新日本建設） / 指示書">
            <text:p>:m 東和 PHOTO / 210525tu / 谷保駅 / 国立市富士見台二丁目新築計画 / １名 / 小川電気工事（新日本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24_17-11-03_000.jpg</text:p>
          </table:table-cell>
          <table:table-cell table:style-name="ce20" office:value-type="string">
            <text:p>:bookmemo / 読んだ本 / 『日本農書全集　第六十七巻　災害と復興二』 / 社団法人農山漁村文化協会、刊 / 途中</text:p>
          </table:table-cell>
          <table:table-cell table:style-name="ce17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9]=&quot;&quot;;[.C9];CONCATENATE([.C9];&quot; / &quot;;[.E9]))" office:value-type="string" office:string-value=":bookmemo / 読んだ本 / 『日本農書全集　第六十七巻　災害と復興二』 / 社団法人農山漁村文化協会、刊 / 途中">
            <text:p>:bookmemo / 読んだ本 / 『日本農書全集　第六十七巻　災害と復興二』 / 社団法人農山漁村文化協会、刊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24_17-11-16_000.jpg</text:p>
          </table:table-cell>
          <table:table-cell table:style-name="ce8" office:value-type="string">
            <text:p>:bookmemo / 読んだ本 / 『日本農書全集　第六十七巻　災害と復興二』 / 社団法人農山漁村文化協会、刊 / 途中　ここまで</text:p>
          </table:table-cell>
          <table:table-cell table:style-name="ce17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8" table:formula="of:=IF([.E10]=&quot;&quot;;[.C10];CONCATENATE([.C10];&quot; / &quot;;[.E10]))" office:value-type="string" office:string-value=":bookmemo / 読んだ本 / 『日本農書全集　第六十七巻　災害と復興二』 / 社団法人農山漁村文化協会、刊 / 途中　ここまで">
            <text:p>:bookmemo / 読んだ本 / 『日本農書全集　第六十七巻　災害と復興二』 / 社団法人農山漁村文化協会、刊 / 途中　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24_20-48-42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5-24_22-32-15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69738 E-139-34-49.434814</text:p>
          </table:table-cell>
          <table:table-cell table:style-name="ce38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5-25_00-58-57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8" table:formula="of:=IF([.E13]=&quot;&quot;;[.C13];CONCATENATE([.C13];&quot; / &quot;;[.E13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5-25_04-06-56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5-25_04-08-56_000.jpg</text:p>
          </table:table-cell>
          <table:table-cell table:style-name="ce20" office:value-type="string">
            <text:p>:m :lets / action activity / やること / genre=pur / content=塚本虎二氏の本、買おう；bgt=1,000</text:p>
          </table:table-cell>
          <table:table-cell table:style-name="ce19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8" table:formula="of:=IF([.E15]=&quot;&quot;;[.C15];CONCATENATE([.C15];&quot; / &quot;;[.E15]))" office:value-type="string" office:string-value=":m :lets / action activity / やること / genre=pur / content=塚本虎二氏の本、買おう；bgt=1,000">
            <text:p>:m :lets / action activity / やること / genre=pur / content=塚本虎二氏の本、買おう；bgt=1,00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5-25_05-23-16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出発時間 / N-35-35-28.49121 E-139-34-49.599609</text:p>
          </table:table-cell>
          <table:table-cell table:style-name="ce17"/>
          <table:table-cell table:style-name="ce4" table:formula="of:=[.F16]" office:value-type="string" office:string-value="N-35-35-28.49121 E-139-34-49.599609">
            <text:p>N-35-35-28.49121 E-139-34-49.599609</text:p>
          </table:table-cell>
          <table:table-cell table:style-name="ce4" office:value-type="string">
            <text:p>N-35-35-28.49121 E-139-34-49.599609</text:p>
          </table:table-cell>
          <table:table-cell table:style-name="ce38" table:formula="of:=IF([.E16]=&quot;&quot;;[.C16];CONCATENATE([.C16];&quot; / &quot;;[.E16]))" office:value-type="string" office:string-value=":m 東和 PHOTO / 210525tu / 谷保駅 / 国立市富士見台二丁目新築計画 / １名 / 小川電気工事（新日本建設） / 出発時間 / N-35-35-28.49121 E-139-34-49.599609 / N-35-35-28.49121 E-139-34-49.599609">
            <text:p>:m 東和 PHOTO / 210525tu / 谷保駅 / 国立市富士見台二丁目新築計画 / １名 / 小川電気工事（新日本建設） / 出発時間 / N-35-35-28.49121 E-139-34-49.599609 / N-35-35-28.49121 E-139-34-49.59960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5-25_05-24-56_000.jpg</text:p>
          </table:table-cell>
          <table:table-cell table:style-name="ce23" office:value-type="string">
            <text:p>JVEMV6 52#2 / 52. 自然観察 / 1. grass / field_photos / 雑草、草本、花 / @家の近く；山下さん宅の、北側の家、車道に面した柵 / object=紫陽花：花びら（紫陽花の場合、萼）が、色付き始めている / N-35-35-27.420043 E-139-34-46.798095</text:p>
          </table:table-cell>
          <table:table-cell table:style-name="ce19"/>
          <table:table-cell table:style-name="ce4" table:formula="of:=[.F17]" office:value-type="string" office:string-value="N-35-35-27.420043 E-139-34-46.798095">
            <text:p>N-35-35-27.420043 E-139-34-46.798095</text:p>
          </table:table-cell>
          <table:table-cell table:style-name="ce4" office:value-type="string">
            <text:p>N-35-35-27.420043 E-139-34-46.798095</text:p>
          </table:table-cell>
          <table:table-cell table:style-name="ce38" table:formula="of:=IF([.E17]=&quot;&quot;;[.C17];CONCATENATE([.C17];&quot; / &quot;;[.E17]))" office:value-type="string" office:string-value="JVEMV6 52#2 / 52. 自然観察 / 1. grass / field_photos / 雑草、草本、花 / @家の近く；山下さん宅の、北側の家、車道に面した柵 / object=紫陽花：花びら（紫陽花の場合、萼）が、色付き始めている / N-35-35-27.420043 E-139-34-46.798095 / N-35-35-27.420043 E-139-34-46.798095">
            <text:p>JVEMV6 52#2 / 52. 自然観察 / 1. grass / field_photos / 雑草、草本、花 / @家の近く；山下さん宅の、北側の家、車道に面した柵 / object=紫陽花：花びら（紫陽花の場合、萼）が、色付き始めている / N-35-35-27.420043 E-139-34-46.798095 / N-35-35-27.420043 E-139-34-46.79809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5-25_06-45-39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9.451904 E-139-26-43.399658</text:p>
          </table:table-cell>
          <table:table-cell table:style-name="ce19"/>
          <table:table-cell table:style-name="ce4" table:formula="of:=[.F18]" office:value-type="string" office:string-value="N-35-41-9.451904 E-139-26-43.399658">
            <text:p>N-35-41-9.451904 E-139-26-43.399658</text:p>
          </table:table-cell>
          <table:table-cell table:style-name="ce4" office:value-type="string">
            <text:p>N-35-41-9.451904 E-139-26-43.399658</text:p>
          </table:table-cell>
          <table:table-cell table:style-name="ce38" table:formula="of:=IF([.E18]=&quot;&quot;;[.C18];CONCATENATE([.C18];&quot; / &quot;;[.E18]))" office:value-type="string" office:string-value=":m 東和 PHOTO / 210525tu / 谷保駅 / 国立市富士見台二丁目新築計画 / １名 / 小川電気工事（新日本建設） / 現場状況 / N-35-41-9.451904 E-139-26-43.399658 / N-35-41-9.451904 E-139-26-43.399658">
            <text:p>:m 東和 PHOTO / 210525tu / 谷保駅 / 国立市富士見台二丁目新築計画 / １名 / 小川電気工事（新日本建設） / 現場状況 / N-35-41-9.451904 E-139-26-43.399658 / N-35-41-9.451904 E-139-26-43.39965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5-25_06-45-55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9.451904 E-139-26-43.399658</text:p>
          </table:table-cell>
          <table:table-cell table:style-name="ce18"/>
          <table:table-cell table:style-name="ce4" table:formula="of:=[.F19]" office:value-type="string" office:string-value="N-35-41-9.451904 E-139-26-43.399658">
            <text:p>N-35-41-9.451904 E-139-26-43.399658</text:p>
          </table:table-cell>
          <table:table-cell table:style-name="ce4" office:value-type="string">
            <text:p>N-35-41-9.451904 E-139-26-43.399658</text:p>
          </table:table-cell>
          <table:table-cell table:style-name="ce38" table:formula="of:=IF([.E19]=&quot;&quot;;[.C19];CONCATENATE([.C19];&quot; / &quot;;[.E19]))" office:value-type="string" office:string-value=":m 東和 PHOTO / 210525tu / 谷保駅 / 国立市富士見台二丁目新築計画 / １名 / 小川電気工事（新日本建設） / 現場状況 / N-35-41-9.451904 E-139-26-43.399658 / N-35-41-9.451904 E-139-26-43.399658">
            <text:p>:m 東和 PHOTO / 210525tu / 谷保駅 / 国立市富士見台二丁目新築計画 / １名 / 小川電気工事（新日本建設） / 現場状況 / N-35-41-9.451904 E-139-26-43.399658 / N-35-41-9.451904 E-139-26-43.39965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5-25_06-45-57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9.451904 E-139-26-43.399658</text:p>
          </table:table-cell>
          <table:table-cell table:style-name="ce19"/>
          <table:table-cell table:style-name="ce4" table:formula="of:=[.F20]" office:value-type="string" office:string-value="N-35-41-9.451904 E-139-26-43.399658">
            <text:p>N-35-41-9.451904 E-139-26-43.399658</text:p>
          </table:table-cell>
          <table:table-cell table:style-name="ce4" office:value-type="string">
            <text:p>N-35-41-9.451904 E-139-26-43.399658</text:p>
          </table:table-cell>
          <table:table-cell table:style-name="ce38" table:formula="of:=IF([.E20]=&quot;&quot;;[.C20];CONCATENATE([.C20];&quot; / &quot;;[.E20]))" office:value-type="string" office:string-value=":m 東和 PHOTO / 210525tu / 谷保駅 / 国立市富士見台二丁目新築計画 / １名 / 小川電気工事（新日本建設） / 現場状況 / N-35-41-9.451904 E-139-26-43.399658 / N-35-41-9.451904 E-139-26-43.399658">
            <text:p>:m 東和 PHOTO / 210525tu / 谷保駅 / 国立市富士見台二丁目新築計画 / １名 / 小川電気工事（新日本建設） / 現場状況 / N-35-41-9.451904 E-139-26-43.399658 / N-35-41-9.451904 E-139-26-43.39965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5-25_06-46-03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9.396972 E-139-26-43.179931</text:p>
          </table:table-cell>
          <table:table-cell table:style-name="ce17"/>
          <table:table-cell table:style-name="ce4" table:formula="of:=[.F21]" office:value-type="string" office:string-value="N-35-41-9.396972 E-139-26-43.179931">
            <text:p>N-35-41-9.396972 E-139-26-43.179931</text:p>
          </table:table-cell>
          <table:table-cell table:style-name="ce4" office:value-type="string">
            <text:p>N-35-41-9.396972 E-139-26-43.179931</text:p>
          </table:table-cell>
          <table:table-cell table:style-name="ce38" table:formula="of:=IF([.E21]=&quot;&quot;;[.C21];CONCATENATE([.C21];&quot; / &quot;;[.E21]))" office:value-type="string" office:string-value=":m 東和 PHOTO / 210525tu / 谷保駅 / 国立市富士見台二丁目新築計画 / １名 / 小川電気工事（新日本建設） / 現場状況 / N-35-41-9.396972 E-139-26-43.179931 / N-35-41-9.396972 E-139-26-43.179931">
            <text:p>:m 東和 PHOTO / 210525tu / 谷保駅 / 国立市富士見台二丁目新築計画 / １名 / 小川電気工事（新日本建設） / 現場状況 / N-35-41-9.396972 E-139-26-43.179931 / N-35-41-9.396972 E-139-26-43.17993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5-25_06-47-55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9.712829 E-139-26-43.015136</text:p>
          </table:table-cell>
          <table:table-cell table:style-name="ce29"/>
          <table:table-cell table:style-name="ce4" table:formula="of:=[.F22]" office:value-type="string" office:string-value="N-35-41-9.712829 E-139-26-43.015136">
            <text:p>N-35-41-9.712829 E-139-26-43.015136</text:p>
          </table:table-cell>
          <table:table-cell table:style-name="ce4" office:value-type="string">
            <text:p>N-35-41-9.712829 E-139-26-43.015136</text:p>
          </table:table-cell>
          <table:table-cell table:style-name="ce38" table:formula="of:=IF([.E22]=&quot;&quot;;[.C22];CONCATENATE([.C22];&quot; / &quot;;[.E22]))" office:value-type="string" office:string-value=":m 東和 PHOTO / 210525tu / 谷保駅 / 国立市富士見台二丁目新築計画 / １名 / 小川電気工事（新日本建設） / 現場状況 / N-35-41-9.712829 E-139-26-43.015136 / N-35-41-9.712829 E-139-26-43.015136">
            <text:p>:m 東和 PHOTO / 210525tu / 谷保駅 / 国立市富士見台二丁目新築計画 / １名 / 小川電気工事（新日本建設） / 現場状況 / N-35-41-9.712829 E-139-26-43.015136 / N-35-41-9.712829 E-139-26-43.01513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5-25_06-48-06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9.712829 E-139-26-43.015136</text:p>
          </table:table-cell>
          <table:table-cell table:style-name="ce29"/>
          <table:table-cell table:style-name="ce4" table:formula="of:=[.F23]" office:value-type="string" office:string-value="N-35-41-9.712829 E-139-26-43.015136">
            <text:p>N-35-41-9.712829 E-139-26-43.015136</text:p>
          </table:table-cell>
          <table:table-cell table:style-name="ce4" office:value-type="string">
            <text:p>N-35-41-9.712829 E-139-26-43.015136</text:p>
          </table:table-cell>
          <table:table-cell table:style-name="ce38" table:formula="of:=IF([.E23]=&quot;&quot;;[.C23];CONCATENATE([.C23];&quot; / &quot;;[.E23]))" office:value-type="string" office:string-value=":m 東和 PHOTO / 210525tu / 谷保駅 / 国立市富士見台二丁目新築計画 / １名 / 小川電気工事（新日本建設） / 現場状況 / N-35-41-9.712829 E-139-26-43.015136 / N-35-41-9.712829 E-139-26-43.015136">
            <text:p>:m 東和 PHOTO / 210525tu / 谷保駅 / 国立市富士見台二丁目新築計画 / １名 / 小川電気工事（新日本建設） / 現場状況 / N-35-41-9.712829 E-139-26-43.015136 / N-35-41-9.712829 E-139-26-43.01513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5-25_06-48-18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9.932556 E-139-26-43.234863</text:p>
          </table:table-cell>
          <table:table-cell table:style-name="ce29"/>
          <table:table-cell table:style-name="ce4" table:formula="of:=[.F24]" office:value-type="string" office:string-value="N-35-41-9.932556 E-139-26-43.234863">
            <text:p>N-35-41-9.932556 E-139-26-43.234863</text:p>
          </table:table-cell>
          <table:table-cell table:style-name="ce4" office:value-type="string">
            <text:p>N-35-41-9.932556 E-139-26-43.234863</text:p>
          </table:table-cell>
          <table:table-cell table:style-name="ce38" table:formula="of:=IF([.E24]=&quot;&quot;;[.C24];CONCATENATE([.C24];&quot; / &quot;;[.E24]))" office:value-type="string" office:string-value=":m 東和 PHOTO / 210525tu / 谷保駅 / 国立市富士見台二丁目新築計画 / １名 / 小川電気工事（新日本建設） / 現場状況 / N-35-41-9.932556 E-139-26-43.234863 / N-35-41-9.932556 E-139-26-43.234863">
            <text:p>:m 東和 PHOTO / 210525tu / 谷保駅 / 国立市富士見台二丁目新築計画 / １名 / 小川電気工事（新日本建設） / 現場状況 / N-35-41-9.932556 E-139-26-43.234863 / N-35-41-9.932556 E-139-26-43.23486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5-25_07-25-25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12.253417 E-139-26-41.641845</text:p>
          </table:table-cell>
          <table:table-cell table:style-name="ce18"/>
          <table:table-cell table:style-name="ce4" table:formula="of:=[.F25]" office:value-type="string" office:string-value="N-35-41-12.253417 E-139-26-41.641845">
            <text:p>N-35-41-12.253417 E-139-26-41.641845</text:p>
          </table:table-cell>
          <table:table-cell table:style-name="ce4" office:value-type="string">
            <text:p>N-35-41-12.253417 E-139-26-41.641845</text:p>
          </table:table-cell>
          <table:table-cell table:style-name="ce38" table:formula="of:=IF([.E25]=&quot;&quot;;[.C25];CONCATENATE([.C25];&quot; / &quot;;[.E25]))" office:value-type="string" office:string-value=":m 東和 PHOTO / 210525tu / 谷保駅 / 国立市富士見台二丁目新築計画 / １名 / 小川電気工事（新日本建設） / 現場状況 / N-35-41-12.253417 E-139-26-41.641845 / N-35-41-12.253417 E-139-26-41.641845">
            <text:p>:m 東和 PHOTO / 210525tu / 谷保駅 / 国立市富士見台二丁目新築計画 / １名 / 小川電気工事（新日本建設） / 現場状況 / N-35-41-12.253417 E-139-26-41.641845 / N-35-41-12.253417 E-139-26-41.64184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5-25_07-25-27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12.253417 E-139-26-41.641845</text:p>
          </table:table-cell>
          <table:table-cell table:style-name="ce19"/>
          <table:table-cell table:style-name="ce4" table:formula="of:=[.F26]" office:value-type="string" office:string-value="N-35-41-12.253417 E-139-26-41.641845">
            <text:p>N-35-41-12.253417 E-139-26-41.641845</text:p>
          </table:table-cell>
          <table:table-cell table:style-name="ce4" office:value-type="string">
            <text:p>N-35-41-12.253417 E-139-26-41.641845</text:p>
          </table:table-cell>
          <table:table-cell table:style-name="ce38" table:formula="of:=IF([.E26]=&quot;&quot;;[.C26];CONCATENATE([.C26];&quot; / &quot;;[.E26]))" office:value-type="string" office:string-value=":m 東和 PHOTO / 210525tu / 谷保駅 / 国立市富士見台二丁目新築計画 / １名 / 小川電気工事（新日本建設） / 現場状況 / N-35-41-12.253417 E-139-26-41.641845 / N-35-41-12.253417 E-139-26-41.641845">
            <text:p>:m 東和 PHOTO / 210525tu / 谷保駅 / 国立市富士見台二丁目新築計画 / １名 / 小川電気工事（新日本建設） / 現場状況 / N-35-41-12.253417 E-139-26-41.641845 / N-35-41-12.253417 E-139-26-41.64184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5-25_07-25-30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12.253417 E-139-26-41.641845</text:p>
          </table:table-cell>
          <table:table-cell table:style-name="ce17"/>
          <table:table-cell table:style-name="ce4" table:formula="of:=[.F27]" office:value-type="string" office:string-value="N-35-41-12.253417 E-139-26-41.641845">
            <text:p>N-35-41-12.253417 E-139-26-41.641845</text:p>
          </table:table-cell>
          <table:table-cell table:style-name="ce4" office:value-type="string">
            <text:p>N-35-41-12.253417 E-139-26-41.641845</text:p>
          </table:table-cell>
          <table:table-cell table:style-name="ce38" table:formula="of:=IF([.E27]=&quot;&quot;;[.C27];CONCATENATE([.C27];&quot; / &quot;;[.E27]))" office:value-type="string" office:string-value=":m 東和 PHOTO / 210525tu / 谷保駅 / 国立市富士見台二丁目新築計画 / １名 / 小川電気工事（新日本建設） / 現場状況 / N-35-41-12.253417 E-139-26-41.641845 / N-35-41-12.253417 E-139-26-41.641845">
            <text:p>:m 東和 PHOTO / 210525tu / 谷保駅 / 国立市富士見台二丁目新築計画 / １名 / 小川電気工事（新日本建設） / 現場状況 / N-35-41-12.253417 E-139-26-41.641845 / N-35-41-12.253417 E-139-26-41.64184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5-25_07-25-35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現場状況 / N-35-41-12.253417 E-139-26-41.641845</text:p>
          </table:table-cell>
          <table:table-cell table:style-name="ce20"/>
          <table:table-cell table:style-name="ce4" table:formula="of:=[.F28]" office:value-type="string" office:string-value="N-35-41-12.253417 E-139-26-41.641845">
            <text:p>N-35-41-12.253417 E-139-26-41.641845</text:p>
          </table:table-cell>
          <table:table-cell table:style-name="ce4" office:value-type="string">
            <text:p>N-35-41-12.253417 E-139-26-41.641845</text:p>
          </table:table-cell>
          <table:table-cell table:style-name="ce38" table:formula="of:=IF([.E28]=&quot;&quot;;[.C28];CONCATENATE([.C28];&quot; / &quot;;[.E28]))" office:value-type="string" office:string-value=":m 東和 PHOTO / 210525tu / 谷保駅 / 国立市富士見台二丁目新築計画 / １名 / 小川電気工事（新日本建設） / 現場状況 / N-35-41-12.253417 E-139-26-41.641845 / N-35-41-12.253417 E-139-26-41.641845">
            <text:p>:m 東和 PHOTO / 210525tu / 谷保駅 / 国立市富士見台二丁目新築計画 / １名 / 小川電気工事（新日本建設） / 現場状況 / N-35-41-12.253417 E-139-26-41.641845 / N-35-41-12.253417 E-139-26-41.64184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5-25_16-39-41_000.jpg</text:p>
          </table:table-cell>
          <table:table-cell table:style-name="ce20" office:value-type="string">
            <text:p>:m :th / topic=楽曲；音楽 / content=一曲の中の、変種の個数；聴き手の心理学、生理学</text:p>
          </table:table-cell>
          <table:table-cell table:style-name="ce20"/>
          <table:table-cell table:style-name="ce4"/>
          <table:table-cell table:style-name="ce4" office:value-type="string">
            <text:p>N-35-35-28.710937 E-139-34-49.544677</text:p>
          </table:table-cell>
          <table:table-cell table:style-name="ce38" table:formula="of:=IF([.E29]=&quot;&quot;;[.C29];CONCATENATE([.C29];&quot; / &quot;;[.E29]))" office:value-type="string" office:string-value=":m :th / topic=楽曲；音楽 / content=一曲の中の、変種の個数；聴き手の心理学、生理学">
            <text:p>:m :th / topic=楽曲；音楽 / content=一曲の中の、変種の個数；聴き手の心理学、生理学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5-25_17-13-55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日報</text:p>
          </table:table-cell>
          <table:table-cell table:style-name="ce19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30]=&quot;&quot;;[.C30];CONCATENATE([.C30];&quot; / &quot;;[.E30]))" office:value-type="string" office:string-value=":m 東和 PHOTO / 210525tu / 谷保駅 / 国立市富士見台二丁目新築計画 / １名 / 小川電気工事（新日本建設） / 日報">
            <text:p>:m 東和 PHOTO / 210525tu / 谷保駅 / 国立市富士見台二丁目新築計画 / １名 / 小川電気工事（新日本建設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5-25_21-07-29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31]=&quot;&quot;;[.C31];CONCATENATE([.C31];&quot; / &quot;;[.E31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5-26_02-02-21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/>
          <table:table-cell table:style-name="ce4" office:value-type="string">
            <text:p>N-35-35-28.697204 E-139-34-49.544677</text:p>
          </table:table-cell>
          <table:table-cell table:style-name="ce38" table:formula="of:=IF([.E32]=&quot;&quot;;[.C32];CONCATENATE([.C32];&quot; / &quot;;[.E32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5-26_02-02-28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97204 E-139-34-49.544677</text:p>
          </table:table-cell>
          <table:table-cell table:style-name="ce38" table:formula="of:=IF([.E33]=&quot;&quot;;[.C33];CONCATENATE([.C33];&quot; / &quot;;[.E33]))" office:value-type="string" office:string-value=":m :PHOTO 寝た時刻 / 2020">
            <text:p>:m :PHOTO 寝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5-26_07-30-31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69738 E-139-34-49.489746</text:p>
          </table:table-cell>
          <table:table-cell table:style-name="ce38" table:formula="of:=IF([.E34]=&quot;&quot;;[.C34];CONCATENATE([.C34];&quot; / &quot;;[.E34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5-26_08-01-58_000.jpg</text:p>
          </table:table-cell>
          <table:table-cell table:style-name="ce19" office:value-type="string">
            <text:p>:PHOTO 記録 / 文書：新聞紙記事 / 1*1 / title=１８、１９歳厳罰化,other=~</text:p>
          </table:table-cell>
          <table:table-cell table:style-name="ce20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35]=&quot;&quot;;[.C35];CONCATENATE([.C35];&quot; / &quot;;[.E35]))" office:value-type="string" office:string-value=":PHOTO 記録 / 文書：新聞紙記事 / 1*1 / title=１８、１９歳厳罰化,other=~">
            <text:p>:PHOTO 記録 / 文書：新聞紙記事 / 1*1 / title=１８、１９歳厳罰化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5-26_08-02-02_000.jpg</text:p>
          </table:table-cell>
          <table:table-cell table:style-name="ce19" office:value-type="string">
            <text:p>:PHOTO 記録 / 文書：新聞紙記事 / 1*1 / title=~,other=日付欄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36]=&quot;&quot;;[.C36];CONCATENATE([.C36];&quot; / &quot;;[.E36]))" office:value-type="string" office:string-value=":PHOTO 記録 / 文書：新聞紙記事 / 1*1 / title=~,other=日付欄">
            <text:p>:PHOTO 記録 / 文書：新聞紙記事 / 1*1 / title=~,other=日付欄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05-26_08-02-23_000.jpg</text:p>
          </table:table-cell>
          <table:table-cell table:style-name="ce19" office:value-type="string">
            <text:p>:PHOTO 記録 / 文書：新聞紙記事 / 1*1 / title=ガザ；ハマス；停戦；イスラエル,other=~</text:p>
          </table:table-cell>
          <table:table-cell table:style-name="ce17"/>
          <table:table-cell table:style-name="ce4"/>
          <table:table-cell table:style-name="ce4" office:value-type="string">
            <text:p>N-35-35-28.738403 E-139-34-49.599609</text:p>
          </table:table-cell>
          <table:table-cell table:style-name="ce38" table:formula="of:=IF([.E37]=&quot;&quot;;[.C37];CONCATENATE([.C37];&quot; / &quot;;[.E37]))" office:value-type="string" office:string-value=":PHOTO 記録 / 文書：新聞紙記事 / 1*1 / title=ガザ；ハマス；停戦；イスラエル,other=~">
            <text:p>:PHOTO 記録 / 文書：新聞紙記事 / 1*1 / title=ガザ；ハマス；停戦；イスラエル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5-26_08-25-29_000.jpg</text:p>
          </table:table-cell>
          <table:table-cell table:style-name="ce17" office:value-type="string">
            <text:p>:m dessin / des.キタキツネ / @web画像 / other=~</text:p>
          </table:table-cell>
          <table:table-cell table:style-name="ce18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38]=&quot;&quot;;[.C38];CONCATENATE([.C38];&quot; / &quot;;[.E38]))" office:value-type="string" office:string-value=":m dessin / des.キタキツネ / @web画像 / other=~">
            <text:p>:m dessin / des.キタキツネ / @web画像 / 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5_04-22-47_000.mid</text:p>
          </table:table-cell>
          <table:table-cell table:style-name="ce8" office:value-type="string">
            <text:p>:in-mid / app=perfect-piano / 演奏、play / id-2021-0525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string" office:string-value=":in-mid / app=perfect-piano / 演奏、play / id-2021-0525-1 / category=melody,inst=~,for=~,genre=~">
            <text:p>:in-mid / app=perfect-piano / 演奏、play / id-2021-0525-1 / category=melody,inst=~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6">2021/05/26</text:date>, <text:time>09:22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26T09:22:19.80</dc:date>
    <dc:creator>iwabuchi ken</dc:creator>
    <meta:editing-duration>P33DT16H42M4S</meta:editing-duration>
    <meta:editing-cycles>12515</meta:editing-cycles>
    <meta:document-statistic meta:table-count="1" meta:cell-count="433" meta:object-count="0"/>
  </office:meta>
</office:document-meta>
</file>